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.25in" fo:text-indent="0in" style:auto-text-indent="false"/>
      <style:text-properties fo:font-weight="normal" style:font-weight-asian="normal"/>
    </style:style>
    <style:style style:name="P2" style:family="paragraph" style:parent-style-name="Heading_20_2">
      <style:paragraph-properties fo:margin-left="0.3799in" fo:margin-right="0.25in" fo:margin-top="0in" fo:margin-bottom="0.0835in" loext:contextual-spacing="false" fo:text-indent="0in" style:auto-text-indent="false"/>
    </style:style>
    <style:style style:name="P3" style:family="paragraph" style:parent-style-name="Standard">
      <style:paragraph-properties fo:hyphenation-ladder-count="no-limit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25in"/>
        </style:tab-stops>
      </style:paragraph-properties>
      <style:text-properties style:font-name="Arial" fo:font-size="8pt" style:font-size-asian="8pt" style:font-name-complex="Arial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end" style:justify-single-word="false" fo:hyphenation-ladder-count="no-limit">
        <style:tab-stops>
          <style:tab-stop style:position="-0.5in"/>
        </style:tab-stops>
      </style:paragraph-properties>
      <style:text-properties style:font-name="Arial" style:font-name-complex="Arial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fo:font-weight="bold" style:font-size-asian="10pt" style:font-weight-asian="bold" style:font-name-complex="Times New Roman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.25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25in" fo:margin-right="0.25in" fo:margin-top="0in" fo:margin-bottom="0.0835in" loext:contextual-spacing="false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fo:font-weight="bold" style:font-size-asian="10pt" style:font-weight-asian="bold" style:font-name-complex="Times New Roman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9" style:family="paragraph" style:parent-style-name="Standard" style:list-style-name="WW8Num30">
      <style:paragraph-properties fo:margin-left="0.3752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10" style:family="paragraph" style:parent-style-name="Standard" style:list-style-name="WW8Num15">
      <style:paragraph-properties fo:margin-left="0.3752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2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12" style:family="paragraph" style:parent-style-name="Standard" style:list-style-name="WW8Num5">
      <style:paragraph-properties fo:margin-left="0.3752in" fo:margin-right="0.25in" fo:hyphenation-ladder-count="no-limit" fo:text-indent="0in" style:auto-text-indent="false">
        <style:tab-stops>
          <style:tab-stop style:position="0.2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0.25in"/>
        </style:tab-stops>
      </style:paragraph-properties>
      <style:text-properties style:font-name="Times New Roman" fo:font-size="10pt" fo:font-weight="bold" style:font-size-asian="10pt" style:font-weight-asian="bold" style:font-name-complex="Times New Roman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.3752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text-underline-style="solid" style:text-underline-width="auto" style:text-underline-color="font-color" style:font-size-asian="10pt" style:font-name-complex="Times New Roman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.3752in" fo:margin-right="0.25in" fo:text-align="justify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.3799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3799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fo:font-weight="bold" style:font-size-asian="10pt" style:font-weight-asian="bold" style:font-name-complex="Times New Roman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3799in" fo:margin-right="0.25in" fo:hyphenation-ladder-count="no-limit" fo:text-indent="0in" style:auto-text-indent="false">
        <style:tab-stops>
          <style:tab-stop style:position="0.25in"/>
        </style:tab-stops>
      </style:paragraph-properties>
      <style:text-properties style:font-name="Times New Roman" fo:font-size="10pt" fo:font-weight="bold" style:font-size-asian="10pt" style:font-weight-asian="bold" style:font-name-complex="Times New Roman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3799in" fo:margin-right="0.25in" fo:margin-top="0in" fo:margin-bottom="0.1252in" loext:contextual-spacing="false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20" style:family="paragraph" style:parent-style-name="Standard" style:list-style-name="WW8Num30">
      <style:paragraph-properties fo:margin-left="0.3799in" fo:margin-right="0.25in" fo:margin-top="0in" fo:margin-bottom="0.1252in" loext:contextual-spacing="false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3799in" fo:margin-right="0.25in" fo:margin-top="0in" fo:margin-bottom="0.0835in" loext:contextual-spacing="false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3799in" fo:margin-right="0.25in" fo:margin-top="0in" fo:margin-bottom="0.0835in" loext:contextual-spacing="false" fo:text-align="justify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23" style:family="paragraph" style:parent-style-name="Standard" style:list-style-name="WW8Num6">
      <style:paragraph-properties fo:margin-left="0.3752in" fo:margin-right="0.25in" fo:hyphenation-ladder-count="no-limit" fo:text-indent="0in" style:auto-text-indent="false">
        <style:tab-stops>
          <style:tab-stop style:position="-0.5in"/>
          <style:tab-stop style:position="0.2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24" style:family="paragraph" style:parent-style-name="Standard" style:list-style-name="WW8Num24">
      <style:paragraph-properties fo:margin-left="0.3752in" fo:margin-right="0.25in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5in" fo:margin-right="0.25in" fo:margin-top="0in" fo:margin-bottom="0.0138in" loext:contextual-spacing="false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26" style:family="paragraph" style:parent-style-name="Standard" style:list-style-name="WW8Num6">
      <style:paragraph-properties fo:margin-left="0.3799in" fo:margin-right="0.25in" fo:margin-top="0in" fo:margin-bottom="0.1252in" loext:contextual-spacing="false" fo:hyphenation-ladder-count="no-limit" fo:text-indent="0in" style:auto-text-indent="false">
        <style:tab-stops>
          <style:tab-stop style:position="-0.5in"/>
          <style:tab-stop style:position="0.2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27" style:family="paragraph" style:parent-style-name="Standard" style:list-style-name="WW8Num24">
      <style:paragraph-properties fo:margin-left="0.3799in" fo:margin-right="0.25in" fo:margin-top="0in" fo:margin-bottom="0.1252in" loext:contextual-spacing="false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28" style:family="paragraph" style:parent-style-name="Standard" style:list-style-name="WW8Num32">
      <style:paragraph-properties fo:margin-left="0.9898in" fo:margin-right="0.25in" fo:hyphenation-ladder-count="no-limit" fo:text-indent="-0.6146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29" style:family="paragraph" style:parent-style-name="Standard" style:list-style-name="WW8Num30">
      <style:paragraph-properties fo:margin-left="0.5in" fo:margin-right="0.25in" fo:hyphenation-ladder-count="no-limit" fo:text-indent="-0.1252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30" style:family="paragraph" style:parent-style-name="Standard" style:list-style-name="WW8Num34">
      <style:paragraph-properties fo:margin-left="0.6701in" fo:margin-right="0.25in" fo:hyphenation-ladder-count="no-limit" fo:text-indent="-0.2902in" style:auto-text-indent="false">
        <style:tab-stops>
          <style:tab-stop style:position="-0.5in"/>
        </style:tab-stops>
      </style:paragraph-properties>
      <style:text-properties fo:hyphenate="false" fo:hyphenation-remain-char-count="2" fo:hyphenation-push-char-count="2" loext:hyphenation-no-caps="false"/>
    </style:style>
    <style:style style:name="P31" style:family="paragraph" style:parent-style-name="Standard" style:list-style-name="WW8Num31">
      <style:paragraph-properties fo:margin-left="0.1in" fo:margin-right="0.25in" fo:margin-top="0in" fo:margin-bottom="0.1252in" loext:contextual-spacing="false" fo:hyphenation-ladder-count="no-limit" fo:text-indent="0.2799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.1in" fo:margin-right="0.25in" fo:margin-top="0in" fo:margin-bottom="0.1252in" loext:contextual-spacing="false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weight="bold" style:font-weight-asian="bold" style:font-name-complex="Times New Roman" fo:hyphenate="false" fo:hyphenation-remain-char-count="2" fo:hyphenation-push-char-count="2" loext:hyphenation-no-caps="false"/>
    </style:style>
    <style:style style:name="P33" style:family="paragraph" style:parent-style-name="Standard" style:list-style-name="WW8Num15">
      <style:paragraph-properties fo:margin-left="0.5098in" fo:margin-right="0.25in" fo:hyphenation-ladder-count="no-limit" fo:text-indent="-0.1299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34" style:family="paragraph" style:parent-style-name="Standard" style:list-style-name="WW8Num15">
      <style:paragraph-properties fo:margin-left="0.5098in" fo:margin-right="0.25in" fo:margin-top="0in" fo:margin-bottom="0.1252in" loext:contextual-spacing="false" fo:hyphenation-ladder-count="no-limit" fo:text-indent="-0.1299in" style:auto-text-indent="false">
        <style:tab-stops>
          <style:tab-stop style:position="-0.5in"/>
        </style:tab-stops>
      </style:paragraph-properties>
      <style:text-properties style:font-name="Times New Roman" fo:font-size="10pt" style:font-size-asian="10pt" style:font-name-complex="Times New Roman" fo:hyphenate="false" fo:hyphenation-remain-char-count="2" fo:hyphenation-push-char-count="2" loext:hyphenation-no-caps="false"/>
    </style:style>
    <style:style style:name="P35" style:family="paragraph" style:parent-style-name="Standard" style:list-style-name="WW8Num2">
      <style:paragraph-properties fo:margin-left="0.9898in" fo:margin-right="0.25in" fo:hyphenation-ladder-count="no-limit" fo:text-indent="-0.6098in" style:auto-text-indent="false">
        <style:tab-stops>
          <style:tab-stop style:position="-0.5in"/>
        </style:tab-stops>
      </style:paragraph-properties>
      <style:text-properties style:font-name="Times New Roman" fo:font-size="10pt" fo:font-weight="bold" style:font-size-asian="10pt" style:font-weight-asian="bold" style:font-name-complex="Times New Roman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in" fo:margin-bottom="0.0972in" loext:contextual-spacing="false" fo:line-height="0.0693in"/>
      <style:text-properties style:font-name="Arial" fo:font-size="5pt" style:font-size-asian="5pt" style:font-name-complex="Arial"/>
    </style:style>
    <style:style style:name="P37" style:family="paragraph" style:parent-style-name="TOA_20_Heading" style:master-page-name="Standard">
      <style:paragraph-properties fo:margin-left="0in" fo:margin-right="0.25in" fo:text-align="end" style:justify-single-word="false" fo:text-indent="0in" style:auto-text-indent="false" style:page-number="1">
        <style:tab-stops>
          <style:tab-stop style:position="-0.5in"/>
        </style:tab-stops>
      </style:paragraph-properties>
    </style:style>
    <style:style style:name="P38" style:family="paragraph" style:parent-style-name="Text_20_body_20_indent">
      <style:paragraph-properties fo:margin-left="0.3752in" fo:margin-right="0.25in" fo:text-indent="0in" style:auto-text-indent="false"/>
    </style:style>
    <style:style style:name="T1" style:family="text">
      <style:text-properties style:font-name="Times New Roman" fo:font-size="10pt" style:font-size-asian="10pt" style:font-name-complex="Times New Roman"/>
    </style:style>
    <style:style style:name="T2" style:family="text">
      <style:text-properties style:font-name="Times New Roman" fo:font-size="10pt" officeooo:rsid="001de5e2" style:font-size-asian="10pt" style:font-name-complex="Times New Roman"/>
    </style:style>
    <style:style style:name="T3" style:family="text">
      <style:text-properties style:font-name="Times New Roman" fo:font-size="10pt" fo:font-weight="bold" style:font-size-asian="10pt" style:font-weight-asian="bold" style:font-name-complex="Times New Roman"/>
    </style:style>
    <style:style style:name="T4" style:family="text">
      <style:text-properties style:font-name="Times New Roman" fo:font-size="10pt" fo:font-weight="bold" officeooo:rsid="001de5e2" style:font-size-asian="10pt" style:font-weight-asian="bold" style:font-name-complex="Times New Roman"/>
    </style:style>
    <style:style style:name="T5" style:family="text">
      <style:text-properties style:font-name="Times New Roman" fo:font-size="10pt" style:text-underline-style="solid" style:text-underline-width="auto" style:text-underline-color="font-color" style:font-size-asian="10pt" style:font-name-complex="Times New Roman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font-weight="bold" style:font-weight-asian="bold" style:font-name-complex="Times New Roman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/>
    </style:style>
    <style:style style:name="T10" style:family="text">
      <style:text-properties fo:font-size="12pt" fo:font-weight="normal" style:font-size-asian="12pt" style:font-weight-asian="normal"/>
    </style:style>
    <style:style style:name="T11" style:family="text">
      <style:text-properties officeooo:rsid="001de5e2"/>
    </style:style>
    <style:style style:name="T12" style:family="text">
      <style:text-properties style:use-window-font-color="true" style:font-name="Times New Roman" fo:font-size="10pt" fo:language="en" fo:country="US" fo:font-weight="bold" officeooo:rsid="001de5e2" style:font-name-asian="Times New Roman" style:font-size-asian="10pt" style:font-weight-asian="bold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Email: <text:s/></text:span><text:span text:style-name="Internet_20_link"><text:span text:style-name="T2">roberthart56@gmail.com</text:span></text:span><text:span text:style-name="T1"> <text:s text:c="20"/></text:span><text:span text:style-name="T6"><text:s text:c="2"/></text:span><text:span text:style-name="T7">Robert M. Hart<text:tab/><text:tab/><text:tab/> <text:s text:c="5"/></text:span><text:span text:style-name="T1"><text:tab/>81 Oak Hill Dr.</text:span></text:p>
      <text:h text:style-name="P1" text:outline-level="1">Arlington, MA <text:s/>02474</text:h>
      <text:p text:style-name="P5"/>
      <text:p text:style-name="P38"/>
      <text:p text:style-name="P7">EDUCATION:</text:p>
      <text:p text:style-name="P6"><text:s text:c="3"/>B. A. <text:s text:c="5"/>Hanover College, Hanover, Indiana, 1978. <text:s text:c="2"/>Physics and Music.</text:p>
      <text:p text:style-name="P6"><text:s text:c="3"/>Ph. D. <text:s text:c="3"/>Cornell University, Ithaca, New York, 1991. <text:s/>Experimental Physics. <text:s/>Thesis advisor: Prof. A. J. Sievers.</text:p>
      <text:p text:style-name="P6"/>
      <text:p text:style-name="P7">PROFESSIONAL EXPERIENCE:</text:p>
      <text:p text:style-name="P8"><text:span text:style-name="T3">1996-</text:span><text:span text:style-name="T12">2001</text:span><text:span text:style-name="T3">.</text:span><text:span text:style-name="T1"> <text:s text:c="3"/></text:span><text:span text:style-name="T3">Principal Staff Scientist</text:span><text:span text:style-name="T1"><text:tab/><text:tab/><text:tab/> <text:s text:c="3"/><text:tab/> <text:s text:c="8"/></text:span><text:span text:style-name="T3">ABIOMED, Inc., Danvers, MA.</text:span></text:p>
      <text:p text:style-name="P17">1993-1996 <text:s text:c="3"/>Senior Scientist <text:tab/><text:tab/><text:tab/><text:tab/><text:tab/> <text:s text:c="8"/>ABIOMED, Inc., Danvers, MA.</text:p>
      <text:list xml:id="list947181104" text:style-name="WW8Num6">
        <text:list-item>
          <text:p text:style-name="P23">Contributed to research on an implantable total artificial heart currently in clinical trials. <text:s/></text:p>
        </text:list-item>
        <text:list-item>
          <text:p text:style-name="P23">Principal Investigator in research projects in blood pumps, artificial heart control, and bone lead detection. </text:p>
        </text:list-item>
      </text:list>
      <text:p text:style-name="P25">Author of funded proposals to NIH with budgets totalling 1.1 million dollars.</text:p>
      <text:list xml:id="list203648762046983" text:continue-numbering="true" text:style-name="WW8Num6">
        <text:list-item>
          <text:p text:style-name="P23">Initiated and recruited for an Engineering Co-op program with Cornell University Engineering School.</text:p>
        </text:list-item>
        <text:list-item>
          <text:p text:style-name="P26">Sole or co-inventor on three cardiovascular device patents with four additional filed and pending. </text:p>
        </text:list-item>
      </text:list>
      <text:p text:style-name="P19"/>
      <text:list xml:id="list1604642758" text:style-name="WW8Num32">
        <text:list-item>
          <text:list>
            <text:list-item>
              <text:p text:style-name="P28"><text:span text:style-name="T3"><text:s text:c="2"/>Visiting Assistant Professor <text:s/></text:span><text:span text:style-name="T1"><text:s/><text:tab/> <text:s text:c="8"/></text:span><text:span text:style-name="T3">Department of Physics, Barnard College, New York, NY.</text:span></text:p>
            </text:list-item>
          </text:list>
        </text:list-item>
      </text:list>
      <text:p text:style-name="P16"><text:span text:style-name="T3"><text:tab/><text:tab/><text:tab/> <text:s text:c="14"/><text:tab/><text:tab/><text:tab/><text:tab/> <text:s text:c="20"/>Union College, Schenectady, NY. <text:s text:c="20"/>Visiting Scientist <text:s text:c="42"/>Ultrafast Optoelectronics Lab, Columbia University</text:span><text:span text:style-name="T1">. </text:span></text:p>
      <text:list xml:id="list1468160975" text:style-name="WW8Num30">
        <text:list-item>
          <text:p text:style-name="P29">Taught introductory Physics. <text:s/>Developed and instructed the laboratory component for part of a calculus-based introductory physics course. <text:s/>Some of these labs were taught from a historical perspective.</text:p>
        </text:list-item>
        <text:list-item>
          <text:p text:style-name="P9">Involved undergraduates in special projects and in summer research at Cornell University.</text:p>
        </text:list-item>
        <text:list-item>
          <text:p text:style-name="P9">Developed and taught a course for non-majors in the physics of music.</text:p>
        </text:list-item>
        <text:list-item>
          <text:p text:style-name="P20">Participated in research at Columbia University on Teraherz bandwidth optical pulses in the far infrared.</text:p>
        </text:list-item>
      </text:list>
      <text:p text:style-name="P19"/>
      <text:list xml:id="list931721742" text:style-name="WW8Num34">
        <text:list-item>
          <text:p text:style-name="P30"><text:span text:style-name="T3"><text:s text:c="12"/>Guest Researcher</text:span><text:span text:style-name="T1"> </text:span><text:span text:style-name="T3">Max Planck Institute for Solid State Research, Stuttgart, Germany.</text:span></text:p>
        </text:list-item>
      </text:list>
      <text:list xml:id="list2705630988" text:style-name="WW8Num31">
        <text:list-item>
          <text:p text:style-name="P31">Studied cyclotron resonance in a 2D electron gas using high intensity far infrared laser sources.</text:p>
        </text:list-item>
      </text:list>
      <text:p text:style-name="P32"/>
      <text:p text:style-name="P17">1984-1991 <text:s text:c="2"/>Graduate Research Assistant <text:s text:c="9"/>Lab. of Atomic and Solid State Physics, Cornell University. </text:p>
      <text:list xml:id="list558309341" text:style-name="WW8Num15">
        <text:list-item>
          <text:p text:style-name="P10">Assembled a laser laboratory to generate intense far infrared pulses for spectroscopy.</text:p>
        </text:list-item>
        <text:list-item>
          <text:p text:style-name="P33">Developed equipment and novel techniques for nonlinear optical studies of solids at low temperatures and high magnetic fields in the far infrared spectral region. <text:s/></text:p>
        </text:list-item>
        <text:list-item>
          <text:p text:style-name="P34">Used these tools to study 2D electron gas cyclotron resonance at high intensity, and observed magnetically resonant four-wave mixing at teraherz frequencies in semiconductors.</text:p>
        </text:list-item>
      </text:list>
      <text:p text:style-name="P19"/>
      <text:list xml:id="list2805603575" text:style-name="WW8Num2">
        <text:list-item>
          <text:list>
            <text:list-item>
              <text:p text:style-name="P35"><text:s text:c="3"/>Graduate Teaching Assistant <text:s text:c="36"/>Cornell University Department of Physics.</text:p>
            </text:list-item>
          </text:list>
        </text:list-item>
      </text:list>
      <text:list xml:id="list52848001" text:style-name="WW8Num24">
        <text:list-item>
          <text:p text:style-name="P24">Taught introductory physics sections and laboratories.</text:p>
        </text:list-item>
        <text:list-item>
          <text:p text:style-name="P27">Laboratory instructor for the physics department Electronics course.</text:p>
        </text:list-item>
      </text:list>
      <text:p text:style-name="P19"/>
      <text:p text:style-name="P18">1980-1983 <text:s text:c="3"/>Senior Technical Associate <text:s text:c="44"/>AT&amp;T Bell Laboratories, Holmdel, NJ. </text:p>
      <text:list xml:id="list3138591864" text:style-name="WW8Num5">
        <text:list-item>
          <text:p text:style-name="P12">Conducted experiments in Surface Enhanced Raman Scattering from adsorbates on Silver surfaces.</text:p>
        </text:list-item>
        <text:list-item>
          <text:p text:style-name="P12"><text:s/>Assembled a facility for the liquid phase growth of III-V semiconductor epitaxial layers for diode lasers.</text:p>
        </text:list-item>
      </text:list>
      <text:p text:style-name="P13"/>
      <text:p text:style-name="P13">MEMBERSHIP AND OTHER INFORMATION:</text:p>
      <text:p text:style-name="P13"/>
      <text:p text:style-name="P11">American Physical Society, American Association for the Advancement of Science, American Association of Physics Teachers, <text:s/>Catgut Acoustical Society, Guild of American Luthiers, Viola da Gamba Society of America.</text:p>
      <text:p text:style-name="P11"/>
      <text:p text:style-name="P11"><text:soft-page-break/>Judge, Massachusetts State Science Fair, 2001 and 2002.</text:p>
      <text:p text:style-name="P11">Volunteer at the Ithaca, NY ScienceCenter while a graduate student at Cornell.</text:p>
      <text:p text:style-name="P11"/>
      <text:p text:style-name="P14"/>
      <text:p text:style-name="P14"/>
      <text:h text:style-name="P2" text:outline-level="2">PUBLICATIONS</text:h>
      <text:p text:style-name="P21"><text:span text:style-name="T1">1. <text:s/>R. T. V. Kung and R. M. Hart. “Design considerations for bearingless rotary pumps.” Artificial Organs </text:span><text:span text:style-name="T3">21</text:span><text:span text:style-name="T1">(7):645-50 ( 1997).</text:span></text:p>
      <text:p text:style-name="P21"><text:span text:style-name="T1">2. R.M. Hart, V.G. Filipenco, and R.T.V. Kung, “A Magnetically Suspended and Hydrostatically Stabilized Centrifugal Blood Pump.” Artificial Organs </text:span><text:span text:style-name="T3">20</text:span><text:span text:style-name="T1">(6):591-596 (1996).</text:span></text:p>
      <text:p text:style-name="P22"><text:span text:style-name="T1">3. R. M Hart, G. A. Rodriguez, and A. J. Sievers, "Four-wave mixing in the far infrared from free carriers in n-type InSb." <text:s/>Optics Lett. </text:span><text:span text:style-name="T3">16</text:span><text:span text:style-name="T1">, 1511 (1991).</text:span></text:p>
      <text:p text:style-name="P22"><text:span text:style-name="T1">4. R. E. Peale, R. M. Hart, A. J. Sievers and F. S. Ham, "Zeeman Splitting of Double-donor Spin-triplet Levels in Silicon." <text:s/>Institute of Physics Conference <text:s/>Series </text:span><text:span text:style-name="T3">95</text:span><text:span text:style-name="T1">, 89 (1989). <text:s/>Paper presented at the International conference on Shallow Impurities in Semiconductors, Linkoping, Sweden, 1988.</text:span></text:p>
      <text:p text:style-name="P22"><text:span text:style-name="T1">5. G. A. Rodriguez, R. M. Hart, A. J. Sievers, F. Keilmann, Z. Schlesinger, S. L. Wright and W. I. Wang, "Intensity-dependent cyclotron resonance in a GaAs/GaAlAs two-dimensional electron gas." <text:s/>Appl. Phys. Lett </text:span><text:span text:style-name="T3">49</text:span><text:span text:style-name="T1">, 458 (1986).</text:span></text:p>
      <text:p text:style-name="P22"><text:span text:style-name="T1">6. R. D. Feldman, R. M. Hart, M. Oron, R. M. Lum, and A. A. Ballman, "Effects of zinc doping of the antimeltback layer on 1.55 micron InGaAsP/InP lasers." <text:s text:c="2"/>J. Appl. Phys. </text:span><text:span text:style-name="T3">57</text:span><text:span text:style-name="T1">, 723 (1985).</text:span></text:p>
      <text:p text:style-name="P22"><text:span text:style-name="T1">7. T. J. Bridges, A. R. Chraplyvy, J. G. Bergman, Jr. and R. M. Hart, "Broadband <text:s/>infrared generation in liquid-bromine-core optical fibers." <text:s/>Optics Lett. </text:span><text:span text:style-name="T3">7</text:span><text:span text:style-name="T1">, 566 <text:s/>(1982).</text:span></text:p>
      <text:p text:style-name="P22"><text:span text:style-name="T1">8. R. M. Hart, J. G. Bergman, and A. Wokaun, "Surface-enhanced Raman scattering from <text:s/>silver particles on polymer-replica substrates." <text:s/>Optics Lett. </text:span><text:span text:style-name="T3">7</text:span><text:span text:style-name="T1">, 105, (1982).</text:span></text:p>
      <text:p text:style-name="P15"><text:span text:style-name="T1">9. J. G. Bergman, D. S. Chemla, P. F. Liao, A. M. Glass, A. Pinckzuk, R. M. Hart and <text:s text:c="2"/>D. H. Olson, "Relationship between surface-enhanced Raman scattering and the dielectric properties of aggregated silver films." <text:s/>Optics Lett. </text:span><text:span text:style-name="T3">6</text:span><text:span text:style-name="T1">, 33 (1981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family="'Courier New'" style:font-family-generic="modern" fo:font-size="12pt" fo:language="en" fo:country="US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hyphenation-ladder-count="no-limit" fo:keep-with-next="always">
        <style:tab-stops>
          <style:tab-stop style:position="-0.5in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752in" fo:margin-right="0.25in" fo:hyphenation-ladder-count="no-limit" fo:text-indent="0in" style:auto-text-indent="false" fo:keep-with-next="always">
        <style:tab-stops>
          <style:tab-stop style:position="-0.5in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paragraph-properties fo:margin-left="0.5in" fo:margin-right="0.5in" fo:margin-top="0.3335in" fo:margin-bottom="0in" loext:contextual-spacing="false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class="index">
      <style:paragraph-properties fo:margin-left="1.5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class="index">
      <style:paragraph-properties fo:margin-left="2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5" style:display-name="Contents 5" style:family="paragraph" style:parent-style-name="Standard" style:next-style-name="Standard" style:class="index">
      <style:paragraph-properties fo:margin-left="2.5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6" style:display-name="Contents 6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25in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7" style:display-name="Contents 7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/>
      <style:text-properties fo:hyphenate="false" fo:hyphenation-remain-char-count="2" fo:hyphenation-push-char-count="2" loext:hyphenation-no-caps="false"/>
    </style:style>
    <style:style style:name="Contents_20_8" style:display-name="Contents 8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25in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Contents_20_9" style:display-name="Contents 9" style:family="paragraph" style:parent-style-name="Standard" style:next-style-name="Standard" style:class="index">
      <style:paragraph-properties fo:margin-left="0.5in" fo:margin-right="0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6.25in" style:leader-style="dotted" style:leader-text=".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OA_20_Heading" style:display-name="TOA Heading" style:family="paragraph" style:parent-style-name="Standard" style:nex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align="justify" style:justify-single-word="false" fo:hyphenation-ladder-count="no-limit" fo:text-indent="0in" style:auto-text-indent="false">
        <style:tab-stops>
          <style:tab-stop style:position="-0.5in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WW8Num1z0" style:family="text"/>
    <style:style style:name="WW8Num2z0" style:family="text"/>
    <style:style style:name="WW8Num3z0" style:family="text">
      <style:text-properties fo:font-weight="bold" style:font-weight-asian="bold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fo:font-weight="bold" style:font-weight-asian="bold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6z1" style:family="text">
      <style:text-properties fo:font-weight="bold" style:font-weight-asian="bold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>
      <style:text-properties fo:font-weight="bold" style:font-weight-asian="bold"/>
    </style:style>
    <style:style style:name="WW8Num20z0" style:family="text"/>
    <style:style style:name="WW8Num21z0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/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8Num33z0" style:family="text"/>
    <style:style style:name="WW8Num34z0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8Num35z0" style:family="text"/>
    <style:style style:name="Default_20_Paragraph_20_Font" style:display-name="Default Paragraph Font" style:family="text"/>
    <style:style style:name="_5f_Equation_20_Caption" style:display-name="_Equation Caption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 text:start-value="1980">
        <style:list-level-properties text:list-level-position-and-space-mode="label-alignment">
          <style:list-level-label-alignment text:label-followed-by="listtab" text:list-tab-stop-position="0.6146in" fo:text-indent="-0.6146in" fo:margin-left="0.6146in"/>
        </style:list-level-properties>
      </text:list-level-style-number>
      <text:list-level-style-number text:level="2" text:style-name="WW8Num1z0" style:num-format="1" text:start-value="1983" text:display-levels="2">
        <style:list-level-properties text:list-level-position-and-space-mode="label-alignment">
          <style:list-level-label-alignment text:label-followed-by="listtab" text:list-tab-stop-position="0.1146in" fo:text-indent="-0.6146in" fo:margin-left="0.1146in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fo:text-indent="-0.6146in" fo:margin-left="0.3854in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fo:text-indent="-0.6146in" fo:margin-left="0.8854in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 text:start-value="1983">
        <style:list-level-properties text:list-level-position-and-space-mode="label-alignment">
          <style:list-level-label-alignment text:label-followed-by="listtab" text:list-tab-stop-position="0.6146in" fo:text-indent="-0.6146in" fo:margin-left="0.6146in"/>
        </style:list-level-properties>
      </text:list-level-style-number>
      <text:list-level-style-number text:level="2" text:style-name="WW8Num2z0" style:num-format="1" text:start-value="1984" text:display-levels="2">
        <style:list-level-properties text:list-level-position-and-space-mode="label-alignment">
          <style:list-level-label-alignment text:label-followed-by="listtab" text:list-tab-stop-position="0.5in" fo:text-indent="-0.6146in" fo:margin-left="0.9898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3646in" fo:text-indent="-0.6146in" fo:margin-left="1.3646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1.7398in" fo:text-indent="-0.6146in" fo:margin-left="1.7398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2.6252in" fo:text-indent="-0.75in" fo:margin-left="2.6252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3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3.6252in" fo:text-indent="-1in" fo:margin-left="3.6252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 text:start-value="1991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2" text:style-name="WW8Num3z0" style:num-format="1" text:start-value="1992" text:display-levels="2">
        <style:list-level-properties text:list-level-position-and-space-mode="label-alignment">
          <style:list-level-label-alignment text:label-followed-by="listtab" text:list-tab-stop-position="0.2189in" fo:text-indent="-0.7189in" fo:margin-left="0.2189in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 fo:text-indent="-0.7189in" fo:margin-left="0.2811in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 fo:text-indent="-0.7189in" fo:margin-left="0.7811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5in" fo:text-inden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3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3in" fo:text-indent="0.0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3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 text:start-value="1991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2" text:style-name="WW8Num10z0" style:num-format="1" text:start-value="1992" text:display-levels="2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3" text:style-name="WW8Num10z0" style:num-format="1" text:display-levels="3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4" text:style-name="WW8Num10z0" style:num-format="1" text:display-levels="4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5" text:style-name="WW8Num10z0" style:num-format="1" text:display-levels="5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6" text:style-name="WW8Num10z0" style:num-format="1" text:display-levels="6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7" text:style-name="WW8Num10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0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15in" fo:text-indent="-0.2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format="1" text:start-value="1983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2" text:style-name="WW8Num13z0" style:num-format="1" text:start-value="1991" text:display-levels="2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3" text:style-name="WW8Num13z0" style:num-format="1" text:display-levels="3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4" text:style-name="WW8Num13z0" style:num-format="1" text:display-levels="4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5" text:style-name="WW8Num13z0" style:num-format="1" text:display-levels="5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6" text:style-name="WW8Num13z0" style:num-format="1" text:display-levels="6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7" text:style-name="WW8Num13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3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3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format="1" text:start-value="1991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2" text:style-name="WW8Num14z0" style:num-format="1" text:start-value="1992" text:display-levels="2">
        <style:list-level-properties text:list-level-position-and-space-mode="label-alignment">
          <style:list-level-label-alignment text:label-followed-by="listtab" text:list-tab-stop-position="0.6189in" fo:text-indent="-0.7189in" fo:margin-left="0.6189in"/>
        </style:list-level-properties>
      </text:list-level-style-number>
      <text:list-level-style-number text:level="3" text:style-name="WW8Num14z0" style:num-format="1" text:display-levels="3">
        <style:list-level-properties text:list-level-position-and-space-mode="label-alignment">
          <style:list-level-label-alignment text:label-followed-by="listtab" text:list-tab-stop-position="0.5189in" fo:text-indent="-0.7189in" fo:margin-left="0.5189in"/>
        </style:list-level-properties>
      </text:list-level-style-number>
      <text:list-level-style-number text:level="4" text:style-name="WW8Num14z0" style:num-format="1" text:display-levels="4">
        <style:list-level-properties text:list-level-position-and-space-mode="label-alignment">
          <style:list-level-label-alignment text:label-followed-by="listtab" text:list-tab-stop-position="0.4189in" fo:text-indent="-0.7189in" fo:margin-left="0.4189in"/>
        </style:list-level-properties>
      </text:list-level-style-number>
      <text:list-level-style-number text:level="5" text:style-name="WW8Num14z0" style:num-format="1" text:display-levels="5">
        <style:list-level-properties text:list-level-position-and-space-mode="label-alignment">
          <style:list-level-label-alignment text:label-followed-by="listtab" text:list-tab-stop-position="0.35in" fo:text-indent="-0.75in" fo:margin-left="0.35in"/>
        </style:list-level-properties>
      </text:list-level-style-number>
      <text:list-level-style-number text:level="6" text:style-name="WW8Num14z0" style:num-format="1" text:display-levels="6">
        <style:list-level-properties text:list-level-position-and-space-mode="label-alignment">
          <style:list-level-label-alignment text:label-followed-by="listtab" text:list-tab-stop-position="0.25in" fo:text-indent="-0.75in" fo:margin-left="0.25in"/>
        </style:list-level-properties>
      </text:list-level-style-number>
      <text:list-level-style-number text:level="7" text:style-name="WW8Num14z0" style:num-format="1" text:display-levels="7">
        <style:list-level-properties text:list-level-position-and-space-mode="label-alignment">
          <style:list-level-label-alignment text:label-followed-by="listtab" text:list-tab-stop-position="0.4in" fo:text-indent="-1in" fo:margin-left="0.4in"/>
        </style:list-level-properties>
      </text:list-level-style-number>
      <text:list-level-style-number text:level="8" text:style-name="WW8Num14z0" style:num-format="1" text:display-levels="8">
        <style:list-level-properties text:list-level-position-and-space-mode="label-alignment">
          <style:list-level-label-alignment text:label-followed-by="listtab" text:list-tab-stop-position="0.3in" fo:text-indent="-1in" fo:margin-left="0.3in"/>
        </style:list-level-properties>
      </text:list-level-style-number>
      <text:list-level-style-number text:level="9" text:style-name="WW8Num14z0" style:num-format="1" text:display-levels="9">
        <style:list-level-properties text:list-level-position-and-space-mode="label-alignment">
          <style:list-level-label-alignment text:label-followed-by="listtab" text:list-tab-stop-position="0.45in" fo:text-indent="-1.25in" fo:margin-left="0.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3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 text:start-value="1985">
        <style:list-level-properties text:list-level-position-and-space-mode="label-alignment">
          <style:list-level-label-alignment text:label-followed-by="listtab" fo:text-indent="-0.2917in" fo:margin-left="0.2083in"/>
        </style:list-level-properties>
      </text:list-level-style-number>
      <text:list-level-style-number text:level="2" text:style-name="WW8Num16z1" style:num-format="1" text:start-value="1992" text:display-levels="2">
        <style:list-level-properties text:list-level-position-and-space-mode="label-alignment">
          <style:list-level-label-alignment text:label-followed-by="listtab" text:list-tab-stop-position="0.2189in" fo:text-indent="-0.7189in" fo:margin-left="0.2189in"/>
        </style:list-level-properties>
      </text:list-level-style-number>
      <text:list-level-style-number text:level="3" text:style-name="WW8Num16z1" style:num-format="1" text:display-levels="3">
        <style:list-level-properties text:list-level-position-and-space-mode="label-alignment">
          <style:list-level-label-alignment text:label-followed-by="listtab" fo:text-indent="-0.7189in" fo:margin-left="0.2811in"/>
        </style:list-level-properties>
      </text:list-level-style-number>
      <text:list-level-style-number text:level="4" text:style-name="WW8Num16z1" style:num-format="1" text:display-levels="4">
        <style:list-level-properties text:list-level-position-and-space-mode="label-alignment">
          <style:list-level-label-alignment text:label-followed-by="listtab" fo:text-indent="-0.7189in" fo:margin-left="0.7811in"/>
        </style:list-level-properties>
      </text:list-level-style-number>
      <text:list-level-style-number text:level="5" text:style-name="WW8Num16z1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WW8Num16z1" style:num-format="1" text:display-levels="6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7" text:style-name="WW8Num16z1" style:num-format="1" text:display-levels="7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8" text:style-name="WW8Num16z1" style:num-format="1" text:display-levels="8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9" text:style-name="WW8Num16z1" style:num-format="1" text:display-levels="9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format="1" text:start-value="198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2" text:style-name="WW8Num18z0" style:num-format="1" text:start-value="1984" text:display-levels="2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3" text:style-name="WW8Num18z0" style:num-format="1" text:display-levels="3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4" text:style-name="WW8Num18z0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5" text:style-name="WW8Num18z0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text:style-name="WW8Num18z0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text:style-name="WW8Num18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8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8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format="1" text:start-value="1993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2" text:style-name="WW8Num19z0" style:num-format="1" text:start-value="1996" text:display-levels="2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text:list-tab-stop-position="0.7189in" fo:text-indent="-0.7189in" fo:margin-left="0.7189in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format="1" text:start-value="199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text:style-name="WW8Num20z0" style:num-format="1" text:start-value="1996" text:display-levels="2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format="1" text:start-value="1979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2" text:style-name="WW8Num21z0" style:num-format="1" text:start-value="1983" text:display-levels="2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3" text:style-name="WW8Num21z0" style:num-format="1" text:display-levels="3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4" text:style-name="WW8Num21z0" style:num-format="1" text:display-levels="4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5" text:style-name="WW8Num21z0" style:num-format="1" text:display-levels="5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6" text:style-name="WW8Num21z0" style:num-format="1" text:display-levels="6">
        <style:list-level-properties text:list-level-position-and-space-mode="label-alignment">
          <style:list-level-label-alignment text:label-followed-by="listtab" text:list-tab-stop-position="0.9791in" fo:text-indent="-0.9791in" fo:margin-left="0.9791in"/>
        </style:list-level-properties>
      </text:list-level-style-number>
      <text:list-level-style-number text:level="7" text:style-name="WW8Num21z0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text:style-name="WW8Num21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1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 text:start-value="1993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2" text:style-name="WW8Num25z0" style:num-format="1" text:start-value="1996" text:display-levels="2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3" text:style-name="WW8Num25z0" style:num-format="1" text:display-levels="3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4" text:style-name="WW8Num25z0" style:num-format="1" text:display-levels="4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5" text:style-name="WW8Num25z0" style:num-format="1" text:display-levels="5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6" text:style-name="WW8Num25z0" style:num-format="1" text:display-levels="6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7" text:style-name="WW8Num25z0" style:num-format="1" text:display-levels="7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8" text:style-name="WW8Num25z0" style:num-format="1" text:display-levels="8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9" text:style-name="WW8Num25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format="1" text:start-value="1983">
        <style:list-level-properties text:list-level-position-and-space-mode="label-alignment">
          <style:list-level-label-alignment text:label-followed-by="listtab" text:list-tab-stop-position="0.6146in" fo:text-indent="-0.6146in" fo:margin-left="0.6146in"/>
        </style:list-level-properties>
      </text:list-level-style-number>
      <text:list-level-style-number text:level="2" text:style-name="WW8Num26z0" style:num-format="1" text:start-value="1984" text:display-levels="2">
        <style:list-level-properties text:list-level-position-and-space-mode="label-alignment">
          <style:list-level-label-alignment text:label-followed-by="listtab" text:list-tab-stop-position="0.1146in" fo:text-indent="-0.6146in" fo:margin-left="0.1146in"/>
        </style:list-level-properties>
      </text:list-level-style-number>
      <text:list-level-style-number text:level="3" text:style-name="WW8Num26z0" style:num-format="1" text:display-levels="3">
        <style:list-level-properties text:list-level-position-and-space-mode="label-alignment">
          <style:list-level-label-alignment text:label-followed-by="listtab" fo:text-indent="-0.6146in" fo:margin-left="0.3854in"/>
        </style:list-level-properties>
      </text:list-level-style-number>
      <text:list-level-style-number text:level="4" text:style-name="WW8Num26z0" style:num-format="1" text:display-levels="4">
        <style:list-level-properties text:list-level-position-and-space-mode="label-alignment">
          <style:list-level-label-alignment text:label-followed-by="listtab" fo:text-indent="-0.6146in" fo:margin-left="0.8854in"/>
        </style:list-level-properties>
      </text:list-level-style-number>
      <text:list-level-style-number text:level="5" text:style-name="WW8Num26z0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WW8Num26z0" style:num-format="1" text:display-levels="6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7" text:style-name="WW8Num26z0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6z0" style:num-format="1" text:display-levels="8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9" text:style-name="WW8Num26z0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25in" fo:text-indent="-0.3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5in" fo:text-indent="-0.2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text:style-name="WW8Num32z0" style:num-format="1" text:start-value="1991">
        <style:list-level-properties text:list-level-position-and-space-mode="label-alignment">
          <style:list-level-label-alignment text:label-followed-by="listtab" text:list-tab-stop-position="0.6146in" fo:text-indent="-0.6146in" fo:margin-left="0.6146in"/>
        </style:list-level-properties>
      </text:list-level-style-number>
      <text:list-level-style-number text:level="2" text:style-name="WW8Num32z0" style:num-format="1" text:start-value="1992" text:display-levels="2">
        <style:list-level-properties text:list-level-position-and-space-mode="label-alignment">
          <style:list-level-label-alignment text:label-followed-by="listtab" text:list-tab-stop-position="0.9898in" fo:text-indent="-0.6146in" fo:margin-left="0.9898in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3646in" fo:text-indent="-0.6146in" fo:margin-left="1.3646in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7398in" fo:text-indent="-0.6146in" fo:margin-left="1.7398in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2.6252in" fo:text-indent="-0.75in" fo:margin-left="2.6252in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3in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3.6252in" fo:text-indent="-1in" fo:margin-left="3.6252in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WW8Num33z0" style:num-format="1" text:start-value="1985">
        <style:list-level-properties text:list-level-position-and-space-mode="label-alignment">
          <style:list-level-label-alignment text:label-followed-by="listtab" text:list-tab-stop-position="1.078in" fo:text-indent="-0.698in" fo:margin-left="1.07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 text:start-value="1985">
        <style:list-level-properties text:list-level-position-and-space-mode="label-alignment">
          <style:list-level-label-alignment text:label-followed-by="listtab" text:list-tab-stop-position="0.6717in" fo:text-indent="-0.2917in" fo:margin-left="0.6717in"/>
        </style:list-level-properties>
      </text:list-level-style-number>
      <text:list-level-style-number text:level="2" text:style-name="WW8Num34z0" style:num-format="1" text:start-value="1992" text:display-levels="2">
        <style:list-level-properties text:list-level-position-and-space-mode="label-alignment">
          <style:list-level-label-alignment text:label-followed-by="listtab" text:list-tab-stop-position="0.9898in" fo:text-indent="-0.6146in" fo:margin-left="0.9898in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1.3646in" fo:text-indent="-0.6146in" fo:margin-left="1.3646in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1.7398in" fo:text-indent="-0.6146in" fo:margin-left="1.7398in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2.6252in" fo:text-indent="-0.75in" fo:margin-left="2.6252in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3in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3.6252in" fo:text-indent="-1in" fo:margin-left="3.6252in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number text:level="1" text:style-name="WW8Num35z0" style:num-format="1" text:start-value="1984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2" text:style-name="WW8Num35z0" style:num-format="1" text:start-value="1991" text:display-levels="2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3" text:style-name="WW8Num35z0" style:num-format="1" text:display-levels="3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4" text:style-name="WW8Num35z0" style:num-format="1" text:display-levels="4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5" text:style-name="WW8Num35z0" style:num-format="1" text:display-levels="5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6" text:style-name="WW8Num35z0" style:num-format="1" text:display-levels="6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7" text:style-name="WW8Num35z0" style:num-format="1" text:display-levels="7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8" text:style-name="WW8Num35z0" style:num-format="1" text:display-levels="8">
        <style:list-level-properties text:list-level-position-and-space-mode="label-alignment">
          <style:list-level-label-alignment text:label-followed-by="listtab" text:list-tab-stop-position="1.0209in" fo:text-indent="-1.0209in" fo:margin-left="1.0209in"/>
        </style:list-level-properties>
      </text:list-level-style-number>
      <text:list-level-style-number text:level="9" text:style-name="WW8Num35z0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hyphenation-ladder-count="no-limit">
        <style:tab-stops>
          <style:tab-stop style:position="-0.5in"/>
        </style:tab-stops>
      </style:paragraph-properties>
      <style:text-properties style:font-name="Arial" style:font-name-complex="Arial" fo:hyphenate="false" fo:hyphenation-remain-char-count="2" fo:hyphenation-push-char-count="2" loext:hyphenation-no-caps="false"/>
    </style:style>
    <style:style style:name="MP2" style:family="paragraph" style:parent-style-name="Standard">
      <style:paragraph-properties fo:margin-top="0in" fo:margin-bottom="0.0972in" loext:contextual-spacing="false" fo:line-height="0.0693in"/>
      <style:text-properties style:font-name="Arial" fo:font-size="5pt" style:font-size-asian="5pt" style:font-name-complex="Arial"/>
    </style:style>
    <style:style style:name="MP3" style:family="paragraph" style:parent-style-name="Standard">
      <style:paragraph-properties fo:hyphenation-ladder-count="no-limit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2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  <style:tab-stop style:position="21.25in"/>
        </style:tab-stops>
      </style:paragraph-properties>
      <style:text-properties style:font-name="Arial" fo:font-size="8pt" style:font-size-asian="8pt" style:font-name-complex="Arial" fo:hyphenate="false" fo:hyphenation-remain-char-count="2" fo:hyphenation-push-char-count="2" loext:hyphenation-no-caps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BIOGRAPHICAL SKETCH</dc:title>
    <meta:initial-creator>Office Version 4.2</meta:initial-creator>
    <meta:creation-date>2002-05-23T16:05:00</meta:creation-date>
    <dc:date>2022-07-07T20:36:47.948475674</dc:date>
    <meta:print-date>2002-05-23T15:54:00</meta:print-date>
    <meta:editing-cycles>3</meta:editing-cycles>
    <meta:editing-duration>PT2M29S</meta:editing-duration>
    <meta:document-statistic meta:table-count="0" meta:image-count="0" meta:object-count="0" meta:page-count="2" meta:paragraph-count="45" meta:word-count="716" meta:character-count="5182" meta:non-whitespace-character-count="4186"/>
    <meta:generator>LibreOffice/6.4.7.2$Linux_X86_64 LibreOffice_project/40$Build-2</meta:generator>
  </office:meta>
</office:document-meta>
</file>